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公用类Utility中封装了很多针对本项目的很实用的静态方法，用户也可以在您的项目中直接调用，省去了重复编写的麻烦。</text:p>
      <text:p text:style-name="Standard"/>
      <text:p text:style-name="Standard"/>
      <text:p text:style-name="Standard">[b](1)str2Dict(string)[/b]</text:p>
      <text:p text:style-name="Standard">该方法用于将以字符串类型表示的字典形式直接转化为字典类型</text:p>
      <text:p text:style-name="Standard"/>
      <text:p text:style-name="Standard">参数：</text:p>
      <text:p text:style-name="Standard">string: str, 以字符串类型表示的字典形式</text:p>
      <text:p text:style-name="Standard"/>
      <text:p text:style-name="Standard">返回值：</text:p>
      <text:p text:style-name="Standard">dict</text:p>
      <text:p text:style-name="Standard"/>
      <text:p text:style-name="Standard">示例：</text:p>
      <text:p text:style-name="Standard">[i]import gugu as gg[/i]</text:p>
      <text:p text:style-name="Standard">[i]result = gg.Utility.str2Dict("{'a':1,'b':'ok'}")[/i]</text:p>
      <text:p text:style-name="Standard"/>
      <text:p text:style-name="Standard"/>
      <text:p text:style-name="Standard">[b](2)checkQuarter(year, quarter)[/b]</text:p>
      <text:p text:style-name="Standard">该方法用于检测季度的合法性</text:p>
      <text:p text:style-name="Standard"/>
      <text:p text:style-name="Standard">参数：</text:p>
      <text:p text:style-name="Standard">year: int，年份，&gt; 1989</text:p>
      <text:p text:style-name="Standard">quarter, int, 季度</text:p>
      <text:p text:style-name="Standard"/>
      <text:p text:style-name="Standard">返回值：</text:p>
      <text:p text:style-name="Standard">True or Exception</text:p>
      <text:p text:style-name="Standard"/>
      <text:p text:style-name="Standard">示例：</text:p>
      <text:p text:style-name="Standard">[i]import gugu as gg[/i]</text:p>
      <text:p text:style-name="Standard">[i]result = gg.Utility.checkQuarter(2019, 1)[/i]</text:p>
      <text:p text:style-name="Standard"/>
      <text:p text:style-name="Standard"/>
      <text:p text:style-name="Standard">[b](3)symbol(code)[/b]</text:p>
      <text:p text:style-name="Standard">该方法用于将缩略形式的股票及指数代码转化为全称形式的代码</text:p>
      <text:p text:style-name="Standard"/>
      <text:p text:style-name="Standard">参数：</text:p>
      <text:p text:style-name="Standard">code: str，缩略形式的股票及指数代码其中指数代码支持'sh', 'sz', 'hs300', 'sz50', 'cyb', 'zxb', 'zx300', 'zh500'</text:p>
      <text:p text:style-name="Standard"/>
      <text:p text:style-name="Standard">返回值：</text:p>
      <text:p text:style-name="Standard">str: 全称形式的股票代码及指数代码，如：sz399300，sh600000</text:p>
      <text:p text:style-name="Standard"/>
      <text:p text:style-name="Standard">示例：</text:p>
      <text:p text:style-name="Standard">[i]import gugu as gg[/i]</text:p>
      <text:p text:style-name="Standard">[i]result = gg.Utility.symbol('600000')[/i]</text:p>
      <text:p text:style-name="Standard"/>
      <text:p text:style-name="Standard"/>
      <text:p text:style-name="Standard">[b](4)random(n=13)[/b]</text:p>
      <text:p text:style-name="Standard">该方法用于生成字符串类型的随机数，默认生成13位随机数</text:p>
      <text:p text:style-name="Standard"/>
      <text:p text:style-name="Standard">参数：</text:p>
      <text:p text:style-name="Standard">n: int，随机数的位数</text:p>
      <text:p text:style-name="Standard"/>
      <text:p text:style-name="Standard"><text:soft-page-break/>返回值：</text:p>
      <text:p text:style-name="Standard">str：n位字符串随机数</text:p>
      <text:p text:style-name="Standard"/>
      <text:p text:style-name="Standard">示例：</text:p>
      <text:p text:style-name="Standard">[i]import gugu as gg[/i]</text:p>
      <text:p text:style-name="Standard">[i]result = gg.Utility.random()[/i]</text:p>
      <text:p text:style-name="Standard"/>
      <text:p text:style-name="Standard"/>
      <text:p text:style-name="Standard">[b](5)getToday()[/b]</text:p>
      <text:p text:style-name="Standard">该方法用于获取字符串类型的当前日期</text:p>
      <text:p text:style-name="Standard"/>
      <text:p text:style-name="Standard">返回值：</text:p>
      <text:p text:style-name="Standard">str：字符串类型的当前日期，如'2019-03-17'</text:p>
      <text:p text:style-name="Standard"/>
      <text:p text:style-name="Standard">示例：</text:p>
      <text:p text:style-name="Standard">[i]import gugu as gg[/i]</text:p>
      <text:p text:style-name="Standard">[i]result = gg.Utility.getToday()[/i]</text:p>
      <text:p text:style-name="Standard"/>
      <text:p text:style-name="Standard"/>
      <text:p text:style-name="Standard">[b](6)getHour()[/b]</text:p>
      <text:p text:style-name="Standard">该方法用于获取int类型的当前小时</text:p>
      <text:p text:style-name="Standard"/>
      <text:p text:style-name="Standard">返回值：</text:p>
      <text:p text:style-name="Standard">int：int类型的当前小时，如11</text:p>
      <text:p text:style-name="Standard"/>
      <text:p text:style-name="Standard">示例：</text:p>
      <text:p text:style-name="Standard">[i]import gugu as gg[/i]</text:p>
      <text:p text:style-name="Standard">[i]result = gg.Utility.getHour()[/i]</text:p>
      <text:p text:style-name="Standard"/>
      <text:p text:style-name="Standard"/>
      <text:p text:style-name="Standard">[b](7)getMonth()[/b]</text:p>
      <text:p text:style-name="Standard">该方法用于获取int类型的当前月份</text:p>
      <text:p text:style-name="Standard"/>
      <text:p text:style-name="Standard">返回值：</text:p>
      <text:p text:style-name="Standard">int：int类型的当前月份，如3</text:p>
      <text:p text:style-name="Standard"/>
      <text:p text:style-name="Standard">示例：</text:p>
      <text:p text:style-name="Standard">[i]import gugu as gg[/i]</text:p>
      <text:p text:style-name="Standard">[i]result = gg.Utility.getMonth()[/i]</text:p>
      <text:p text:style-name="Standard"/>
      <text:p text:style-name="Standard"/>
      <text:p text:style-name="Standard">[b](8)getYear()[/b]</text:p>
      <text:p text:style-name="Standard">该方法用于获取int类型的当前年份</text:p>
      <text:p text:style-name="Standard"/>
      <text:p text:style-name="Standard">返回值：</text:p>
      <text:p text:style-name="Standard">int：int类型的当前年份，如2019</text:p>
      <text:p text:style-name="Standard"/>
      <text:p text:style-name="Standard">示例：</text:p>
      <text:p text:style-name="Standard">[i]import gugu as gg[/i]</text:p>
      <text:p text:style-name="Standard">[i]result = gg.Utility.getYear()[/i]</text:p>
      <text:p text:style-name="Standard"/>
      <text:p text:style-name="Standard"/>
      <text:p text:style-name="Standard">[b](9)getTodayLastYear()[/b]</text:p>
      <text:p text:style-name="Standard">该方法用于获取字符串类型的去年今日</text:p>
      <text:p text:style-name="Standard"><text:soft-page-break/></text:p>
      <text:p text:style-name="Standard">返回值：</text:p>
      <text:p text:style-name="Standard">str：字符串类型的去年今日，如'2018-03-17'</text:p>
      <text:p text:style-name="Standard"/>
      <text:p text:style-name="Standard">示例：</text:p>
      <text:p text:style-name="Standard">[i]import gugu as gg[/i]</text:p>
      <text:p text:style-name="Standard">[i]result = gg.Utility.getTodayLastYear()[/i]</text:p>
      <text:p text:style-name="Standard"/>
      <text:p text:style-name="Standard"/>
      <text:p text:style-name="Standard">[b](10)getTodayLastMonth()[/b]</text:p>
      <text:p text:style-name="Standard">该方法用于获取字符串类型的上月今日，由于该方法通过调用Utility.getTodayHistory(-30)获取，因此是30天后的今日，既近似上月今日</text:p>
      <text:p text:style-name="Standard"/>
      <text:p text:style-name="Standard">返回值：</text:p>
      <text:p text:style-name="Standard">str：字符串类型的上月今日，如'2019-02-15'</text:p>
      <text:p text:style-name="Standard"/>
      <text:p text:style-name="Standard">示例：</text:p>
      <text:p text:style-name="Standard">[i]import gugu as gg[/i]</text:p>
      <text:p text:style-name="Standard">[i]result = gg.Utility.getTodayLastMonth()[/i]</text:p>
      <text:p text:style-name="Standard"/>
      <text:p text:style-name="Standard"/>
      <text:p text:style-name="Standard">[b](11)getTodayLastWeek()[/b]</text:p>
      <text:p text:style-name="Standard">该方法用于获取字符串类型的上周今日</text:p>
      <text:p text:style-name="Standard"/>
      <text:p text:style-name="Standard">返回值：</text:p>
      <text:p text:style-name="Standard">str：字符串类型的上周今日，如'2019-03-10'</text:p>
      <text:p text:style-name="Standard"/>
      <text:p text:style-name="Standard">示例：</text:p>
      <text:p text:style-name="Standard">[i]import gugu as gg[/i]</text:p>
      <text:p text:style-name="Standard">[i]result = gg.Utility.getTodayLastWeek()[/i]</text:p>
      <text:p text:style-name="Standard"/>
      <text:p text:style-name="Standard"/>
      <text:p text:style-name="Standard">[b](12)getTodayHistory(days)[/b]</text:p>
      <text:p text:style-name="Standard">该方法用于获取datetime.date类型的距今days天的日期</text:p>
      <text:p text:style-name="Standard"/>
      <text:p text:style-name="Standard">参数：</text:p>
      <text:p text:style-name="Standard">days：int，天数，可正可负</text:p>
      <text:p text:style-name="Standard"/>
      <text:p text:style-name="Standard">返回值：</text:p>
      <text:p text:style-name="Standard">datetime.date类型的日期</text:p>
      <text:p text:style-name="Standard"/>
      <text:p text:style-name="Standard">示例：</text:p>
      <text:p text:style-name="Standard">[i]import gugu as gg[/i]</text:p>
      <text:p text:style-name="Standard">[i]result = gg.Utility.getTodayHistory(-100)[/i]</text:p>
      <text:p text:style-name="Standard"/>
      <text:p text:style-name="Standard"/>
      <text:p text:style-name="Standard">[b](13)diffDays(start=None, end=None)[/b]</text:p>
      <text:p text:style-name="Standard">该方法用于获取两个日期间的间隔天数</text:p>
      <text:p text:style-name="Standard"/>
      <text:p text:style-name="Standard">参数：</text:p>
      <text:p text:style-name="Standard">start：str，开始日期，形式'YYYY-MM-DD'</text:p>
      <text:p text:style-name="Standard">end：str，结束日期，形式'YYYY-MM-DD'</text:p>
      <text:p text:style-name="Standard"/>
      <text:p text:style-name="Standard">返回值：</text:p>
      <text:p text:style-name="Standard"><text:soft-page-break/>int类型的间隔天数</text:p>
      <text:p text:style-name="Standard"/>
      <text:p text:style-name="Standard">示例：</text:p>
      <text:p text:style-name="Standard">[i]import gugu as gg[/i]</text:p>
      <text:p text:style-name="Standard">[i]result = gg.Utility.diffDays('2019-06-25', '2019-03-17')[/i]</text:p>
      <text:p text:style-name="Standard"/>
      <text:p text:style-name="Standard"/>
      <text:p text:style-name="Standard">[b](14)lastTradeDate()[/b]</text:p>
      <text:p text:style-name="Standard">该方法用于获取上一个datetime.date类型的交易日期</text:p>
      <text:p text:style-name="Standard"/>
      <text:p text:style-name="Standard">返回值：</text:p>
      <text:p text:style-name="Standard">datetime.date类型的上一个交易日期</text:p>
      <text:p text:style-name="Standard"/>
      <text:p text:style-name="Standard">示例：</text:p>
      <text:p text:style-name="Standard">[i]import gugu as gg[/i]</text:p>
      <text:p text:style-name="Standard">[i]result = gg.Utility.lastTradeDate()[/i]</text:p>
      <text:p text:style-name="Standard"/>
      <text:p text:style-name="Standard"/>
      <text:p text:style-name="Standard">[b](15)isHoliday(date=str(datetime.datetime.today().date()))[/b]</text:p>
      <text:p text:style-name="Standard">该方法用于节假日判断</text:p>
      <text:p text:style-name="Standard"/>
      <text:p text:style-name="Standard">参数：</text:p>
      <text:p text:style-name="Standard">date: str，查询日期 format：YYYY-MM-DD 为空时取当前日期</text:p>
      <text:p text:style-name="Standard"/>
      <text:p text:style-name="Standard">返回值：</text:p>
      <text:p text:style-name="Standard">True or False</text:p>
      <text:p text:style-name="Standard"/>
      <text:p text:style-name="Standard">示例：</text:p>
      <text:p text:style-name="Standard">[i]import gugu as gg[/i]</text:p>
      <text:p text:style-name="Standard">[i]result = gg.Utility.isHoliday()[/i]</text:p>
      <text:p text:style-name="Standard"/>
      <text:p text:style-name="Standard"/>
      <text:p text:style-name="Standard">[b](16)isTradeDay(date=str(datetime.datetime.today().date()))[/b]</text:p>
      <text:p text:style-name="Standard">该方法用于交易日判断</text:p>
      <text:p text:style-name="Standard"/>
      <text:p text:style-name="Standard">参数：</text:p>
      <text:p text:style-name="Standard">date: str，查询日期 format：YYYY-MM-DD 为空时取当前日期</text:p>
      <text:p text:style-name="Standard"/>
      <text:p text:style-name="Standard">返回值：</text:p>
      <text:p text:style-name="Standard">True or False</text:p>
      <text:p text:style-name="Standard"/>
      <text:p text:style-name="Standard">示例：</text:p>
      <text:p text:style-name="Standard">[i]import gugu as gg[/i]</text:p>
      <text:p text:style-name="Standard">[i]result = gg.Utility.isTradeDay()[/i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42:22.864290652</meta:creation-date>
    <dc:date>2019-03-20T12:42:49.095170589</dc:date>
    <meta:editing-duration>PT30S</meta:editing-duration>
    <meta:editing-cycles>1</meta:editing-cycles>
    <meta:document-statistic meta:table-count="0" meta:image-count="0" meta:object-count="0" meta:page-count="4" meta:paragraph-count="131" meta:word-count="935" meta:character-count="2778" meta:non-whitespace-character-count="2666"/>
    <meta:generator>LibreOffice/6.0.6.2$Linux_X86_64 LibreOffice_project/00m0$Build-2</meta:generator>
  </office:meta>
</office:document-meta>
</file>